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a1" style:family="table" style:master-page-name="">
      <style:table-properties style:width="17cm" style:page-number="auto" fo:break-before="auto" fo:break-after="auto" table:align="left" fo:keep-with-next="auto"/>
    </style:style>
    <style:style style:name="Tabla1.A" style:family="table-column">
      <style:table-column-properties style:column-width="3.812cm"/>
    </style:style>
    <style:style style:name="Tabla1.B" style:family="table-column">
      <style:table-column-properties style:column-width="3.413cm"/>
    </style:style>
    <style:style style:name="Tabla1.C" style:family="table-column">
      <style:table-column-properties style:column-width="3.154cm"/>
    </style:style>
    <style:style style:name="Tabla1.E" style:family="table-column">
      <style:table-column-properties style:column-width="3.468cm"/>
    </style:style>
    <style:style style:name="Tabla1.A1" style:family="table-cell">
      <style:table-cell-properties style:vertical-align="middle" fo:padding-left="0.318cm" fo:padding-right="0.318cm" fo:padding-top="0.212cm" fo:padding-bottom="0.212cm" fo:border="0.05pt solid #000000"/>
    </style:style>
    <style:style style:name="Tabla2" style:family="table" style:master-page-name="">
      <style:table-properties style:width="17cm" style:page-number="auto" fo:break-before="auto" fo:break-after="auto" table:align="left" fo:keep-with-next="auto"/>
    </style:style>
    <style:style style:name="Tabla2.A" style:family="table-column">
      <style:table-column-properties style:column-width="4.6cm"/>
    </style:style>
    <style:style style:name="Tabla2.B" style:family="table-column">
      <style:table-column-properties style:column-width="5.846cm"/>
    </style:style>
    <style:style style:name="Tabla2.C" style:family="table-column">
      <style:table-column-properties style:column-width="6.555cm"/>
    </style:style>
    <style:style style:name="Tabla2.A1" style:family="table-cell">
      <style:table-cell-properties style:vertical-align="middle" fo:padding-left="0.318cm" fo:padding-right="0.318cm" fo:padding-top="0.212cm" fo:padding-bottom="0.212cm" fo:border="0.05pt solid #000000"/>
    </style:style>
    <style:style style:name="P1" style:family="paragraph" style:parent-style-name="Heading_20_1">
      <style:paragraph-properties fo:break-before="page"/>
    </style:style>
    <style:style style:name="P2" style:family="paragraph" style:parent-style-name="Heading_20_3">
      <style:paragraph-properties fo:margin-left="0cm" fo:margin-right="0cm" fo:text-indent="0cm" style:auto-text-indent="false" fo:keep-with-next="auto"/>
    </style:style>
    <style:style style:name="P3" style:family="paragraph" style:parent-style-name="Heading_20_3">
      <style:paragraph-properties fo:margin-left="0cm" fo:margin-right="0cm" fo:text-indent="0cm" style:auto-text-indent="false" fo:keep-with-next="auto"/>
      <style:text-properties officeooo:paragraph-rsid="001b12b1"/>
    </style:style>
    <style:style style:name="P4" style:family="paragraph" style:parent-style-name="Preformatted_20_Text">
      <style:paragraph-properties fo:margin-left="0cm" fo:margin-right="0cm" fo:text-indent="0cm" style:auto-text-indent="false" fo:keep-with-next="auto"/>
    </style:style>
    <style:style style:name="P5" style:family="paragraph" style:parent-style-name="Preformatted_20_Text">
      <style:paragraph-properties fo:margin-top="0cm" fo:margin-bottom="0.499cm" style:contextual-spacing="false" fo:keep-with-next="auto"/>
    </style:style>
    <style:style style:name="P6" style:family="paragraph" style:parent-style-name="Preformatted_20_Text">
      <style:paragraph-properties fo:keep-with-next="auto"/>
    </style:style>
    <style:style style:name="P7" style:family="paragraph" style:parent-style-name="Table_20_Contents">
      <style:paragraph-properties fo:margin-left="0cm" fo:margin-right="0cm" fo:margin-top="0cm" fo:margin-bottom="0.499cm" style:contextual-spacing="false" fo:text-indent="0cm" style:auto-text-indent="false" fo:keep-with-next="auto"/>
    </style:style>
    <style:style style:name="P8" style:family="paragraph" style:parent-style-name="Table_20_Contents">
      <style:paragraph-properties fo:margin-left="0cm" fo:margin-right="0cm" fo:margin-top="0cm" fo:margin-bottom="0.499cm" style:contextual-spacing="false" fo:text-indent="0cm" style:auto-text-indent="false" fo:keep-with-next="auto"/>
      <style:text-properties loext:padding="0cm" loext:border="none"/>
    </style:style>
    <style:style style:name="P9" style:family="paragraph" style:parent-style-name="Text_20_body">
      <style:paragraph-properties fo:margin-left="0cm" fo:margin-right="0cm" fo:text-indent="0cm" style:auto-text-indent="false" fo:keep-with-next="auto"/>
    </style:style>
    <style:style style:name="P10" style:family="paragraph" style:parent-style-name="Text_20_body">
      <style:paragraph-properties fo:margin-left="0cm" fo:margin-right="0cm" fo:text-indent="0cm" style:auto-text-indent="false" fo:padding="0cm" fo:border="none"/>
    </style:style>
    <style:style style:name="P11" style:family="paragraph" style:parent-style-name="Text_20_body" style:list-style-name="L1">
      <style:paragraph-properties fo:margin-left="0cm" fo:margin-right="0cm" fo:text-indent="0cm" style:auto-text-indent="false" fo:keep-with-next="auto"/>
    </style:style>
    <style:style style:name="P12" style:family="paragraph" style:parent-style-name="Text_20_body">
      <style:paragraph-properties fo:margin-left="0cm" fo:margin-right="0cm" fo:text-indent="0cm" style:auto-text-indent="false"/>
      <style:text-properties loext:padding="0cm" loext:border="none"/>
    </style:style>
    <style:style style:name="P13" style:family="paragraph" style:parent-style-name="Text_20_body">
      <style:paragraph-properties fo:margin-left="0cm" fo:margin-right="0cm" fo:text-indent="0cm" style:auto-text-indent="false" fo:keep-with-next="auto"/>
      <style:text-properties loext:padding="0cm" loext:border="none"/>
    </style:style>
    <style:style style:name="P14" style:family="paragraph" style:parent-style-name="Text_20_body" style:list-style-name="L2">
      <style:paragraph-properties fo:margin-left="0cm" fo:margin-right="0cm" fo:text-indent="0cm" style:auto-text-indent="false" fo:keep-with-next="auto"/>
    </style:style>
    <style:style style:name="P15" style:family="paragraph" style:parent-style-name="Text_20_body" style:list-style-name="L3">
      <style:paragraph-properties fo:margin-left="0cm" fo:margin-right="0cm" fo:text-indent="0cm" style:auto-text-indent="false" fo:keep-with-next="auto"/>
    </style:style>
    <style:style style:name="P16" style:family="paragraph" style:parent-style-name="Text_20_body" style:list-style-name="L4">
      <style:paragraph-properties fo:margin-left="0cm" fo:margin-right="0cm" fo:text-indent="0cm" style:auto-text-indent="false" fo:keep-with-next="auto"/>
    </style:style>
    <style:style style:name="P17" style:family="paragraph" style:parent-style-name="Text_20_body" style:list-style-name="L5">
      <style:paragraph-properties fo:margin-left="0cm" fo:margin-right="0cm" fo:text-indent="0cm" style:auto-text-indent="false" fo:keep-with-next="auto"/>
    </style:style>
    <style:style style:name="T1" style:family="text">
      <style:text-properties loext:padding="0cm" loext:border="none"/>
    </style:style>
    <style:style style:name="T2" style:family="text">
      <style:text-properties fo:font-weight="bold" style:font-weight-asian="bold" style:font-weight-complex="bold" loext:padding="0cm" loext:border="none"/>
    </style:style>
    <style:style style:name="Sect1" style:family="section">
      <style:section-properties style:writing-mode="lr-tb"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Aquí tienes un documento completo sobre BTRFS, sus características, comparativas y un ejercicio práctico:</text:p>
      <text:section text:style-name="Sect1" text:name="model-response-message-contentr_5e76a0ac1c40a914">
        <text:p text:style-name="Horizontal_20_Line"/>
        <text:h text:style-name="Heading_20_1" text:outline-level="1">BTRFS: Un Sistema de Ficheros de Nueva Generación para Linux</text:h>
        <text:p text:style-name="P9">BTRFS (abreviatura de B-tree File System) es un sistema de ficheros de copia en escritura (CoW o Copy-on-Write) para Linux, que fue diseñado con el objetivo de implementar características avanzadas y robustas, combinando algunas de las mejores ideas de ZFS con un enfoque de código abierto. Su desarrollo comenzó en Oracle en 2007 y ha ido ganando tracción como una alternativa moderna a los sistemas de ficheros tradicionales como ext4 o XFS.</text:p>
        <text:h text:style-name="P2" text:outline-level="3">Características Principales de BTRFS</text:h>
        <text:p text:style-name="P9">BTRFS se distingue por una serie de características innovadoras que lo hacen atractivo para diversos casos de uso:</text:p>
        <text:list text:style-name="L1">
          <text:list-item>
            <text:p text:style-name="P11"><text:span text:style-name="T1">Copy-on-Write (CoW):</text:span> Esta es la característica fundamental de BTRFS. Cuando se realiza una modificación en un bloque de datos, BTRFS no sobrescribe el bloque original, sino que escribe los datos modificados en un nuevo bloque. Esto es crucial para la integridad de los datos, ya que evita la corrupción de los datos en caso de un fallo del sistema. Además, facilita la creación de instantáneas (snapshots).</text:p>
          </text:list-item>
          <text:list-item>
            <text:p text:style-name="P11"><text:span text:style-name="T1">Instantáneas (Snapshots):</text:span> Las instantáneas son una de las características más potentes de BTRFS. Permiten crear "fotos" del estado del sistema de ficheros en un momento dado, casi instantáneamente y sin consumir espacio adicional significativo. Dado que son CoW, solo se almacenan los bloques modificados desde la instantánea. Esto es invaluable para copias de seguridad, rollbacks de sistema o pruebas de software.</text:p>
          </text:list-item>
          <text:list-item>
            <text:p text:style-name="P11"><text:span text:style-name="T1">Subvolúmenes:</text:span> BTRFS no utiliza particiones tradicionales para organizar los datos. En su lugar, utiliza subvolúmenes, que son puntos de montaje flexibles dentro de un sistema de ficheros BTRFS. Cada subvolumen tiene su propio espacio de nombres y puede ser montado de forma independiente. Esto permite una gran flexibilidad en la organización del disco y en la gestión de instantáneas.</text:p>
          </text:list-item>
          <text:list-item>
            <text:p text:style-name="P11"><text:span text:style-name="T1">Integridad de Datos (Checksums):</text:span> BTRFS calcula sumas de verificación (checksums) para los datos y los metadatos, garantizando la integridad de la información almacenada. Si se detecta una corrupción, BTRFS puede intentar reparar el problema utilizando copias redundantes de los datos (si están configuradas).</text:p>
          </text:list-item>
          <text:list-item>
            <text:p text:style-name="P11"><text:span text:style-name="T1">Gestión de Volumen Integrada (RAID):</text:span> BTRFS puede gestionar múltiples dispositivos de almacenamiento (discos) en un único sistema de ficheros, ofreciendo funcionalidades de RAID (RAID0, RAID1, RAID10, RAID5, RAID6). Esto permite combinar la capacidad de varios discos y, en algunos modos RAID, proporciona redundancia para proteger contra fallos de disco.</text:p>
          </text:list-item>
          <text:list-item>
            <text:p text:style-name="P11"><text:span text:style-name="T1">Compresión Transparente:</text:span> BTRFS puede comprimir los datos de forma transparente antes de escribirlos en el disco, lo que puede ahorrar espacio y mejorar el rendimiento en ciertas cargas de trabajo. Soporta algoritmos como zlib, LZO y ZSTD.</text:p>
          </text:list-item>
          <text:list-item>
            <text:p text:style-name="P11"><text:soft-page-break/><text:span text:style-name="T1">Deduplicación (Experimental/Offline):</text:span> Aunque no es una característica central y suele requerir herramientas externas, BTRFS tiene la capacidad de deduplicar bloques de datos idénticos para ahorrar espacio.</text:p>
          </text:list-item>
          <text:list-item>
            <text:p text:style-name="P11"><text:span text:style-name="T1">Redimensionamiento en Línea:</text:span> Los sistemas de ficheros BTRFS y los subvolúmenes pueden ser redimensionados dinámicamente, incluso mientras están en uso, sin necesidad de desmontarlos.</text:p>
          </text:list-item>
        </text:list>
        <text:h text:style-name="P2" text:outline-level="3">BTRFS vs. Otros Sistemas de Ficheros</text:h>
        <text:p text:style-name="P9">A continuación, se presenta una comparación de BTRFS con algunos de los sistemas de ficheros más comunes:</text:p>
        <table:table table:name="Tabla1" table:style-name="Tabla1">
          <table:table-column table:style-name="Tabla1.A"/>
          <table:table-column table:style-name="Tabla1.B"/>
          <table:table-column table:style-name="Tabla1.C" table:number-columns-repeated="2"/>
          <table:table-column table:style-name="Tabla1.E"/>
          <table:table-header-rows>
            <table:table-row>
              <table:table-cell table:style-name="Tabla1.A1" office:value-type="string">
                <text:p text:style-name="P7">Característica</text:p>
              </table:table-cell>
              <table:table-cell table:style-name="Tabla1.A1" office:value-type="string">
                <text:p text:style-name="P7">BTRFS</text:p>
              </table:table-cell>
              <table:table-cell table:style-name="Tabla1.A1" office:value-type="string">
                <text:p text:style-name="P7">Ext4</text:p>
              </table:table-cell>
              <table:table-cell table:style-name="Tabla1.A1" office:value-type="string">
                <text:p text:style-name="P7">XFS</text:p>
              </table:table-cell>
              <table:table-cell table:style-name="Tabla1.A1" office:value-type="string">
                <text:p text:style-name="P7">ZFS</text:p>
              </table:table-cell>
            </table:table-row>
          </table:table-header-rows>
          <table:table-row>
            <table:table-cell table:style-name="Tabla1.A1" office:value-type="string">
              <text:p text:style-name="P8">Tipo</text:p>
            </table:table-cell>
            <table:table-cell table:style-name="Tabla1.A1" office:value-type="string">
              <text:p text:style-name="P7">Copy-on-Write (CoW)</text:p>
            </table:table-cell>
            <table:table-cell table:style-name="Tabla1.A1" office:value-type="string">
              <text:p text:style-name="P7">Journaling Filesystem</text:p>
            </table:table-cell>
            <table:table-cell table:style-name="Tabla1.A1" office:value-type="string">
              <text:p text:style-name="P7">Journaling Filesystem</text:p>
            </table:table-cell>
            <table:table-cell table:style-name="Tabla1.A1" office:value-type="string">
              <text:p text:style-name="P7">Copy-on-Write (CoW)</text:p>
            </table:table-cell>
          </table:table-row>
          <table:table-row>
            <table:table-cell table:style-name="Tabla1.A1" office:value-type="string">
              <text:p text:style-name="P8">Instantáneas</text:p>
            </table:table-cell>
            <table:table-cell table:style-name="Tabla1.A1" office:value-type="string">
              <text:p text:style-name="P7">Nativas (CoW, eficientes)</text:p>
            </table:table-cell>
            <table:table-cell table:style-name="Tabla1.A1" office:value-type="string">
              <text:p text:style-name="P7">No nativas (requiere LVM o herramientas ext.)</text:p>
            </table:table-cell>
            <table:table-cell table:style-name="Tabla1.A1" office:value-type="string">
              <text:p text:style-name="P7">No nativas (requiere LVM o herramientas ext.)</text:p>
            </table:table-cell>
            <table:table-cell table:style-name="Tabla1.A1" office:value-type="string">
              <text:p text:style-name="P7">Nativas (CoW, muy robustas)</text:p>
            </table:table-cell>
          </table:table-row>
          <table:table-row>
            <table:table-cell table:style-name="Tabla1.A1" office:value-type="string">
              <text:p text:style-name="P8">Checksums</text:p>
            </table:table-cell>
            <table:table-cell table:style-name="Tabla1.A1" office:value-type="string">
              <text:p text:style-name="P7">Sí (datos y metadatos)</text:p>
            </table:table-cell>
            <table:table-cell table:style-name="Tabla1.A1" office:value-type="string">
              <text:p text:style-name="P7">No</text:p>
            </table:table-cell>
            <table:table-cell table:style-name="Tabla1.A1" office:value-type="string">
              <text:p text:style-name="P7">No</text:p>
            </table:table-cell>
            <table:table-cell table:style-name="Tabla1.A1" office:value-type="string">
              <text:p text:style-name="P7">Sí (datos y metadatos, muy robustas)</text:p>
            </table:table-cell>
          </table:table-row>
          <table:table-row>
            <table:table-cell table:style-name="Tabla1.A1" office:value-type="string">
              <text:p text:style-name="P8">RAID integrado</text:p>
            </table:table-cell>
            <table:table-cell table:style-name="Tabla1.A1" office:value-type="string">
              <text:p text:style-name="P7">Sí (0, 1, 10, 5, 6 - con limitaciones en 5/6)</text:p>
            </table:table-cell>
            <table:table-cell table:style-name="Tabla1.A1" office:value-type="string">
              <text:p text:style-name="P7">No (requiere mdadm)</text:p>
            </table:table-cell>
            <table:table-cell table:style-name="Tabla1.A1" office:value-type="string">
              <text:p text:style-name="P7">No (requiere mdadm)</text:p>
            </table:table-cell>
            <table:table-cell table:style-name="Tabla1.A1" office:value-type="string">
              <text:p text:style-name="P7">Sí (ZFS RAID-Z, muy robustas)</text:p>
            </table:table-cell>
          </table:table-row>
          <table:table-row>
            <table:table-cell table:style-name="Tabla1.A1" office:value-type="string">
              <text:p text:style-name="P8">Compresión</text:p>
            </table:table-cell>
            <table:table-cell table:style-name="Tabla1.A1" office:value-type="string">
              <text:p text:style-name="P7">Transparente (zlib, LZO, ZSTD)</text:p>
            </table:table-cell>
            <table:table-cell table:style-name="Tabla1.A1" office:value-type="string">
              <text:p text:style-name="P7">No nativa</text:p>
            </table:table-cell>
            <table:table-cell table:style-name="Tabla1.A1" office:value-type="string">
              <text:p text:style-name="P7">No nativa</text:p>
            </table:table-cell>
            <table:table-cell table:style-name="Tabla1.A1" office:value-type="string">
              <text:p text:style-name="P7">Transparente (gzip, lz4, zstd)</text:p>
            </table:table-cell>
          </table:table-row>
          <table:table-row>
            <table:table-cell table:style-name="Tabla1.A1" office:value-type="string">
              <text:p text:style-name="P8">Subvolúmenes</text:p>
            </table:table-cell>
            <table:table-cell table:style-name="Tabla1.A1" office:value-type="string">
              <text:p text:style-name="P7">Sí</text:p>
            </table:table-cell>
            <table:table-cell table:style-name="Tabla1.A1" office:value-type="string">
              <text:p text:style-name="P7">No (directorios normales)</text:p>
            </table:table-cell>
            <table:table-cell table:style-name="Tabla1.A1" office:value-type="string">
              <text:p text:style-name="P7">No (directorios normales)</text:p>
            </table:table-cell>
            <table:table-cell table:style-name="Tabla1.A1" office:value-type="string">
              <text:p text:style-name="P7">Sí (Datasets)</text:p>
            </table:table-cell>
          </table:table-row>
          <table:table-row>
            <table:table-cell table:style-name="Tabla1.A1" office:value-type="string">
              <text:p text:style-name="P8">Redimensionamiento</text:p>
            </table:table-cell>
            <table:table-cell table:style-name="Tabla1.A1" office:value-type="string">
              <text:p text:style-name="P7">En línea (añadir/quitar dispositivos)</text:p>
            </table:table-cell>
            <table:table-cell table:style-name="Tabla1.A1" office:value-type="string">
              <text:p text:style-name="P7">En línea (ampliar) / Offline (reducir)</text:p>
            </table:table-cell>
            <table:table-cell table:style-name="Tabla1.A1" office:value-type="string">
              <text:p text:style-name="P7">En línea (ampliar) / Offline (reducir)</text:p>
            </table:table-cell>
            <table:table-cell table:style-name="Tabla1.A1" office:value-type="string">
              <text:p text:style-name="P7">En línea (añadir/quitar dispositivos)</text:p>
            </table:table-cell>
          </table:table-row>
          <text:soft-page-break/>
          <table:table-row>
            <table:table-cell table:style-name="Tabla1.A1" office:value-type="string">
              <text:p text:style-name="P8">Deduplicación</text:p>
            </table:table-cell>
            <table:table-cell table:style-name="Tabla1.A1" office:value-type="string">
              <text:p text:style-name="P7">Experimental / Offline</text:p>
            </table:table-cell>
            <table:table-cell table:style-name="Tabla1.A1" office:value-type="string">
              <text:p text:style-name="P7">No</text:p>
            </table:table-cell>
            <table:table-cell table:style-name="Tabla1.A1" office:value-type="string">
              <text:p text:style-name="P7">No</text:p>
            </table:table-cell>
            <table:table-cell table:style-name="Tabla1.A1" office:value-type="string">
              <text:p text:style-name="P7">En línea (opcional, recursos intensivos)</text:p>
            </table:table-cell>
          </table:table-row>
          <table:table-row>
            <table:table-cell table:style-name="Tabla1.A1" office:value-type="string">
              <text:p text:style-name="P8">Recuperación</text:p>
            </table:table-cell>
            <table:table-cell table:style-name="Tabla1.A1" office:value-type="string">
              <text:p text:style-name="P7">Robusta (CoW, checksums)</text:p>
            </table:table-cell>
            <table:table-cell table:style-name="Tabla1.A1" office:value-type="string">
              <text:p text:style-name="P7">Generalmente buena</text:p>
            </table:table-cell>
            <table:table-cell table:style-name="Tabla1.A1" office:value-type="string">
              <text:p text:style-name="P7">Generalmente buena</text:p>
            </table:table-cell>
            <table:table-cell table:style-name="Tabla1.A1" office:value-type="string">
              <text:p text:style-name="P7">Muy robusta (CoW, checksums, múltiples copias)</text:p>
            </table:table-cell>
          </table:table-row>
          <table:table-row>
            <table:table-cell table:style-name="Tabla1.A1" office:value-type="string">
              <text:p text:style-name="P8">Madurez</text:p>
            </table:table-cell>
            <table:table-cell table:style-name="Tabla1.A1" office:value-type="string">
              <text:p text:style-name="P7">Estable para la mayoría de usos (excepto RAID5/6)</text:p>
            </table:table-cell>
            <table:table-cell table:style-name="Tabla1.A1" office:value-type="string">
              <text:p text:style-name="P7">Muy maduro y estable</text:p>
            </table:table-cell>
            <table:table-cell table:style-name="Tabla1.A1" office:value-type="string">
              <text:p text:style-name="P7">Muy maduro y estable</text:p>
            </table:table-cell>
            <table:table-cell table:style-name="Tabla1.A1" office:value-type="string">
              <text:p text:style-name="P7">Muy maduro y estable (Solaris/FreeBSD origen)</text:p>
            </table:table-cell>
          </table:table-row>
        </table:table>
        <text:p text:style-name="P13">Pros de BTRFS:</text:p>
        <text:list text:style-name="L2">
          <text:list-item>
            <text:p text:style-name="P14"><text:span text:style-name="T1">Protección de datos:</text:span> CoW y checksums ofrecen una excelente protección contra la corrupción de datos.</text:p>
          </text:list-item>
          <text:list-item>
            <text:p text:style-name="P14"><text:span text:style-name="T1">Flexibilidad:</text:span> Instantáneas, subvolúmenes y gestión de volumen integrada proporcionan una gran flexibilidad para la administración del almacenamiento.</text:p>
          </text:list-item>
          <text:list-item>
            <text:p text:style-name="P14"><text:span text:style-name="T1">Eficiencia de espacio:</text:span> Compresión y instantáneas eficientes pueden ahorrar una cantidad significativa de espacio en disco.</text:p>
          </text:list-item>
          <text:list-item>
            <text:p text:style-name="P14"><text:span text:style-name="T1">Facilidad de administración:</text:span> Muchas tareas de administración se simplifican gracias a las características integradas.</text:p>
          </text:list-item>
          <text:list-item>
            <text:p text:style-name="P14"><text:span text:style-name="T1">Desarrollo activo:</text:span> La comunidad de BTRFS está muy activa, y el sistema de ficheros sigue evolucionando.</text:p>
          </text:list-item>
        </text:list>
        <text:p text:style-name="P13">Contras de BTRFS:</text:p>
        <text:list text:style-name="L3">
          <text:list-item>
            <text:p text:style-name="P15"><text:span text:style-name="T1">Complejidad:</text:span> Puede ser más complejo de entender y administrar inicialmente para usuarios no familiarizados con sus conceptos.</text:p>
          </text:list-item>
          <text:list-item>
            <text:p text:style-name="P15"><text:span text:style-name="T1">Rendimiento en ciertas cargas:</text:span> En algunas cargas de trabajo específicas (ej. muchas escrituras aleatorias pequeñas), el rendimiento puede ser inferior a ext4 o XFS debido a la naturaleza CoW.</text:p>
          </text:list-item>
          <text:list-item>
            <text:p text:style-name="P15"><text:span text:style-name="T1">RAID5/6:</text:span> Aunque existen, los modos RAID5 y RAID6 en BTRFS han tenido problemas históricos de estabilidad y rendimiento, y aún no se consideran tan robustos como las implementaciones de ZFS o mdadm. Se recomienda precaución al usarlos en producción.</text:p>
          </text:list-item>
          <text:list-item>
            <text:p text:style-name="P15"><text:span text:style-name="T1">Recuperación de errores:</text:span> Aunque la protección de datos es alta, la recuperación en caso de errores graves puede ser un desafío si no se tienen los conocimientos adecuados.</text:p>
          </text:list-item>
        </text:list>
        <text:h text:style-name="P2" text:outline-level="3"><text:soft-page-break/>Subcomandos de <text:span text:style-name="Source_20_Text"><text:span text:style-name="T1">btrfs</text:span></text:span></text:h>
        <text:p text:style-name="P9">La herramienta principal para interactuar con BTRFS es el comando <text:span text:style-name="Source_20_Text"><text:span text:style-name="T1">btrfs</text:span></text:span>, que tiene una gran cantidad de subcomandos para gestionar volúmenes, subvolúmenes, instantáneas, etc.</text:p>
        <table:table table:name="Tabla2" table:style-name="Tabla2">
          <table:table-column table:style-name="Tabla2.A"/>
          <table:table-column table:style-name="Tabla2.B"/>
          <table:table-column table:style-name="Tabla2.C"/>
          <table:table-header-rows>
            <table:table-row>
              <table:table-cell table:style-name="Tabla2.A1" office:value-type="string">
                <text:p text:style-name="P7">Subcomando</text:p>
              </table:table-cell>
              <table:table-cell table:style-name="Tabla2.A1" office:value-type="string">
                <text:p text:style-name="P7">Descripción</text:p>
              </table:table-cell>
              <table:table-cell table:style-name="Tabla2.A1" office:value-type="string">
                <text:p text:style-name="P7">Ejemplo</text:p>
              </table:table-cell>
            </table:table-row>
          </table:table-header-rows>
          <table:table-row>
            <table:table-cell table:style-name="Tabla2.A1" office:value-type="string">
              <text:p text:style-name="P7"><text:span text:style-name="Source_20_Text"><text:span text:style-name="T1">btrfs filesystem</text:span></text:span></text:p>
            </table:table-cell>
            <table:table-cell table:style-name="Tabla2.A1" office:value-type="string">
              <text:p text:style-name="P7">Subcomandos para gestionar sistemas de ficheros BTRFS (espacio, dispositivos, etc.).</text:p>
            </table:table-cell>
            <table:table-cell table:style-name="Tabla2.A1" office:value-type="string">
              <text:p text:style-name="P7"><text:span text:style-name="Source_20_Text"><text:span text:style-name="T1">btrfs filesystem show</text:span></text:span> (mostrar sistemas de ficheros BTRFS)</text:p>
            </table:table-cell>
          </table:table-row>
          <table:table-row>
            <table:table-cell table:style-name="Tabla2.A1" office:value-type="string">
              <text:p text:style-name="P7"><text:span text:style-name="Source_20_Text"><text:span text:style-name="T1">btrfs device</text:span></text:span></text:p>
            </table:table-cell>
            <table:table-cell table:style-name="Tabla2.A1" office:value-type="string">
              <text:p text:style-name="P7">Subcomandos para gestionar los dispositivos físicos que componen un sistema de ficheros BTRFS.</text:p>
            </table:table-cell>
            <table:table-cell table:style-name="Tabla2.A1" office:value-type="string">
              <text:p text:style-name="P7"><text:span text:style-name="Source_20_Text"><text:span text:style-name="T1">btrfs device add /dev/sdb /mnt/btrfs</text:span></text:span> (añadir un disco a un RAID)</text:p>
            </table:table-cell>
          </table:table-row>
          <table:table-row>
            <table:table-cell table:style-name="Tabla2.A1" office:value-type="string">
              <text:p text:style-name="P7"><text:span text:style-name="Source_20_Text"><text:span text:style-name="T1">btrfs subvolume</text:span></text:span></text:p>
            </table:table-cell>
            <table:table-cell table:style-name="Tabla2.A1" office:value-type="string">
              <text:p text:style-name="P7">Subcomandos para crear, listar, eliminar y gestionar subvolúmenes e instantáneas.</text:p>
            </table:table-cell>
            <table:table-cell table:style-name="Tabla2.A1" office:value-type="string">
              <text:p text:style-name="P7"><text:span text:style-name="Source_20_Text"><text:span text:style-name="T1">btrfs subvolume create /mnt/btrfs/home</text:span></text:span> (crear un subvolumen)</text:p>
            </table:table-cell>
          </table:table-row>
          <table:table-row>
            <table:table-cell table:style-name="Tabla2.A1" office:value-type="string">
              <text:p text:style-name="P7"><text:span text:style-name="Source_20_Text"><text:span text:style-name="T1">btrfs send/receive</text:span></text:span></text:p>
            </table:table-cell>
            <table:table-cell table:style-name="Tabla2.A1" office:value-type="string">
              <text:p text:style-name="P7">Para enviar y recibir instantáneas (útil para copias de seguridad incrementales).</text:p>
            </table:table-cell>
            <table:table-cell table:style-name="Tabla2.A1" office:value-type="string">
              <text:p text:style-name="P7">`btrfs send /mnt/btrfs/@snapshot_old</text:p>
            </table:table-cell>
          </table:table-row>
          <table:table-row>
            <table:table-cell table:style-name="Tabla2.A1" office:value-type="string">
              <text:p text:style-name="P7"><text:span text:style-name="Source_20_Text"><text:span text:style-name="T1">btrfs balance</text:span></text:span></text:p>
            </table:table-cell>
            <table:table-cell table:style-name="Tabla2.A1" office:value-type="string">
              <text:p text:style-name="P7">Redistribuye los datos y metadatos entre los dispositivos y cambia la configuración de RAID.</text:p>
            </table:table-cell>
            <table:table-cell table:style-name="Tabla2.A1" office:value-type="string">
              <text:p text:style-name="P7"><text:span text:style-name="Source_20_Text"><text:span text:style-name="T1">btrfs balance start /mnt/btrfs</text:span></text:span> (equilibrar el sistema de ficheros)</text:p>
            </table:table-cell>
          </table:table-row>
          <table:table-row>
            <table:table-cell table:style-name="Tabla2.A1" office:value-type="string">
              <text:p text:style-name="P7"><text:span text:style-name="Source_20_Text"><text:span text:style-name="T1">btrfs scrub</text:span></text:span></text:p>
            </table:table-cell>
            <table:table-cell table:style-name="Tabla2.A1" office:value-type="string">
              <text:p text:style-name="P7">Verifica la integridad de los datos en el sistema de ficheros (similar a <text:span text:style-name="Source_20_Text"><text:span text:style-name="T1">fsck</text:span></text:span> para otros sistemas).</text:p>
            </table:table-cell>
            <table:table-cell table:style-name="Tabla2.A1" office:value-type="string">
              <text:p text:style-name="P7"><text:span text:style-name="Source_20_Text"><text:span text:style-name="T1">btrfs scrub start /mnt/btrfs</text:span></text:span> (iniciar una verificación)</text:p>
            </table:table-cell>
          </table:table-row>
          <table:table-row>
            <table:table-cell table:style-name="Tabla2.A1" office:value-type="string">
              <text:p text:style-name="P7"><text:span text:style-name="Source_20_Text"><text:span text:style-name="T1">btrfs property</text:span></text:span></text:p>
            </table:table-cell>
            <table:table-cell table:style-name="Tabla2.A1" office:value-type="string">
              <text:p text:style-name="P7">Gestiona las propiedades de los objetos de BTRFS (subvolúmenes, instantáneas).</text:p>
            </table:table-cell>
            <table:table-cell table:style-name="Tabla2.A1" office:value-type="string">
              <text:p text:style-name="P7"><text:span text:style-name="Source_20_Text"><text:span text:style-name="T1">btrfs property get /mnt/btrfs/data ro</text:span></text:span></text:p>
            </table:table-cell>
          </table:table-row>
          <table:table-row>
            <table:table-cell table:style-name="Tabla2.A1" office:value-type="string">
              <text:p text:style-name="P7"><text:span text:style-name="Source_20_Text"><text:span text:style-name="T1">btrfs quota</text:span></text:span></text:p>
            </table:table-cell>
            <table:table-cell table:style-name="Tabla2.A1" office:value-type="string">
              <text:p text:style-name="P7">Gestiona las cuotas de espacio en los subvolúmenes.</text:p>
            </table:table-cell>
            <table:table-cell table:style-name="Tabla2.A1" office:value-type="string">
              <text:p text:style-name="P7"><text:span text:style-name="Source_20_Text"><text:span text:style-name="T1">btrfs quota enable /mnt/btrfs</text:span></text:span></text:p>
            </table:table-cell>
          </table:table-row>
          <table:table-row>
            <table:table-cell table:style-name="Tabla2.A1" office:value-type="string">
              <text:p text:style-name="P7"><text:span text:style-name="Source_20_Text"><text:span text:style-name="T1">btrfs inspect-internal</text:span></text:span></text:p>
            </table:table-cell>
            <table:table-cell table:style-name="Tabla2.A1" office:value-type="string">
              <text:p text:style-name="P7">Herramientas internas para inspeccionar la estructura de <text:soft-page-break/>BTRFS (para expertos).</text:p>
            </table:table-cell>
            <table:table-cell table:style-name="Tabla2.A1" office:value-type="string">
              <text:p text:style-name="P7"><text:span text:style-name="Source_20_Text"><text:span text:style-name="T1">btrfs inspect-internal dump-tree /dev/sdb</text:span></text:span></text:p>
            </table:table-cell>
          </table:table-row>
          <table:table-row>
            <table:table-cell table:style-name="Tabla2.A1" office:value-type="string">
              <text:p text:style-name="P7"><text:span text:style-name="Source_20_Text"><text:span text:style-name="T1">btrfs replace</text:span></text:span></text:p>
            </table:table-cell>
            <table:table-cell table:style-name="Tabla2.A1" office:value-type="string">
              <text:p text:style-name="P7">Reemplaza un dispositivo defectuoso en un sistema de ficheros BTRFS.</text:p>
            </table:table-cell>
            <table:table-cell table:style-name="Tabla2.A1" office:value-type="string">
              <text:p text:style-name="P7"><text:span text:style-name="Source_20_Text"><text:span text:style-name="T1">btrfs replace start 1 /dev/sdb /mnt/btrfs</text:span></text:span> (reemplazar disco ID 1)</text:p>
            </table:table-cell>
          </table:table-row>
        </table:table>
        <text:p text:style-name="Horizontal_20_Line"/>
        <text:h text:style-name="P3" text:outline-level="3"><text:line-break/></text:h>
        <text:h text:style-name="P1" text:outline-level="1">Prueba Práctica: Creación y Gestión de BTRFS con Subvolúmenes</text:h>
        <text:p text:style-name="P9"><text:span text:style-name="T2">Objetivo</text:span><text:span text:style-name="T1">:</text:span> El objetivo de esta práctica es familiarizarse con la creación de un sistema de ficheros BTRFS multi-dispositivo (RAID1), montarlo, y crear y gestionar subvolúmenes para diferentes propósitos.</text:p>
        <text:p text:style-name="P9"><text:span text:style-name="T1">Discos a utilizar:</text:span> <text:span text:style-name="Source_20_Text"><text:span text:style-name="T1">/dev/sdb</text:span></text:span>, <text:span text:style-name="Source_20_Text"><text:span text:style-name="T1">/dev/sdc</text:span></text:span>, <text:span text:style-name="Source_20_Text"><text:span text:style-name="T1">/dev/sdd</text:span></text:span></text:p>
        <text:p text:style-name="P13">Pre-requisitos:</text:p>
        <text:list text:style-name="L4">
          <text:list-item>
            <text:p text:style-name="P16">Acceso como <text:span text:style-name="Source_20_Text"><text:span text:style-name="T1">root</text:span></text:span> o con <text:span text:style-name="Source_20_Text"><text:span text:style-name="T1">sudo</text:span></text:span>.</text:p>
          </text:list-item>
          <text:list-item>
            <text:p text:style-name="P16">Los dispositivos <text:span text:style-name="Source_20_Text"><text:span text:style-name="T1">/dev/sdb</text:span></text:span>, <text:span text:style-name="Source_20_Text"><text:span text:style-name="T1">/dev/sdc</text:span></text:span>, <text:span text:style-name="Source_20_Text"><text:span text:style-name="T1">/dev/sdd</text:span></text:span> deben estar vacíos y no contener particiones o sistemas de ficheros importantes. <text:span text:style-name="T1">¡ADVERTENCIA: ESTA OPERACIÓN BORRARÁ CUALQUIER DATO EN ESOS DISCOS!</text:span></text:p>
          </text:list-item>
          <text:list-item>
            <text:p text:style-name="P16">Tener instalado el paquete <text:span text:style-name="Source_20_Text"><text:span text:style-name="T1">btrfs-progs</text:span></text:span>. En sistemas basados en Debian/Ubuntu: <text:span text:style-name="Source_20_Text"><text:span text:style-name="T1">sudo apt install btrfs-progs</text:span></text:span>. En Fedora/RHEL: <text:span text:style-name="Source_20_Text"><text:span text:style-name="T1">sudo dnf install btrfs-progs</text:span></text:span>.</text:p>
          </text:list-item>
        </text:list>
        <text:p text:style-name="P13">Pasos:</text:p>
        <text:p text:style-name="P13">1. Identificar y Limpiar los Discos (Paso Crucial)</text:p>
        <text:p text:style-name="P9">Primero, asegúrate de que los discos son los correctos y limpia cualquier dato o partición existente.</text:p>
        <text:p text:style-name="P12"/>
        <text:p text:style-name="P4"><text:span text:style-name="Source_20_Text"><text:span text:style-name="T1"># Listar los discos para confirmar que son los correctos</text:span></text:span></text:p>
        <text:p text:style-name="P6"><text:span text:style-name="Source_20_Text"><text:span text:style-name="T1">sudo fdisk -l /dev/sdb /dev/sdc /dev/sdd</text:span></text:span></text:p>
        <text:p text:style-name="P6"/>
        <text:p text:style-name="P4"><text:span text:style-name="Source_20_Text"><text:span text:style-name="T1"># Limpiar las tablas de particiones existentes (MUY IMPORTANTE Y DESTRUCTIVO)</text:span></text:span></text:p>
        <text:p text:style-name="P4"><text:span text:style-name="Source_20_Text"><text:span text:style-name="T1"># Repetir para sdb, sdc, sdd</text:span></text:span></text:p>
        <text:p text:style-name="P6"><text:span text:style-name="Source_20_Text"><text:span text:style-name="T1">sudo wipefs -a /dev/sdb</text:span></text:span></text:p>
        <text:p text:style-name="P6"><text:span text:style-name="Source_20_Text"><text:span text:style-name="T1">sudo wipefs -a /dev/sdc</text:span></text:span></text:p>
        <text:p text:style-name="P5"><text:span text:style-name="Source_20_Text"><text:span text:style-name="T1">sudo wipefs -a /dev/sdd</text:span></text:span></text:p>
        <text:p text:style-name="P9"><text:span text:style-name="T1">Observación: </text:span><text:span text:style-name="Source_20_Text"><text:span text:style-name="T1">wipefs -a</text:span></text:span><text:span text:style-name="T1"> eliminará todas las firmas de sistemas de ficheros y tablas de particiones. Ten extrema precaución.</text:span></text:p>
        <text:p text:style-name="P13">2. Crear el Sistema de Ficheros BTRFS (RAID1)</text:p>
        <text:p text:style-name="P9">Crearemos un sistema de ficheros BTRFS utilizando <text:span text:style-name="Source_20_Text"><text:span text:style-name="T1">/dev/sdb</text:span></text:span> y <text:span text:style-name="Source_20_Text"><text:span text:style-name="T1">/dev/sdc</text:span></text:span> en modo RAID1 para datos y metadatos. Dejaremos <text:span text:style-name="Source_20_Text"><text:span text:style-name="T1">/dev/sdd</text:span></text:span> para añadirlo más tarde o para otros propósitos.</text:p>
        <text:p text:style-name="P12"/>
        <text:p text:style-name="P4"><text:span text:style-name="Source_20_Text"><text:span text:style-name="T1"># Crear el sistema de ficheros BTRFS en RAID1</text:span></text:span></text:p>
        <text:p text:style-name="P4"><text:span text:style-name="Source_20_Text"><text:span text:style-name="T1"># -d raid1: modo RAID para los datos (RAID1)</text:span></text:span></text:p>
        <text:p text:style-name="P4"><text:span text:style-name="Source_20_Text"><text:span text:style-name="T1"># -m raid1: modo RAID para los metadatos (RAID1)</text:span></text:span></text:p>
        <text:p text:style-name="P5"><text:span text:style-name="Source_20_Text"><text:span text:style-name="T1">sudo mkfs.btrfs -d raid1 -m raid1 /dev/sdb /dev/sdc</text:span></text:span></text:p>
        <text:p text:style-name="P13">Salida esperada:</text:p>
        <text:p text:style-name="P4"><text:span text:style-name="Source_20_Text"><text:span text:style-name="T1">btrfs-progs vX.Y.Z</text:span></text:span></text:p>
        <text:p text:style-name="P6"><text:span text:style-name="Source_20_Text"><text:span text:style-name="T1">See http://btrfs.wiki.kernel.org for more information.</text:span></text:span></text:p>
        <text:p text:style-name="P6"/>
        <text:p text:style-name="P6"><text:soft-page-break/><text:span text:style-name="Source_20_Text"><text:span text:style-name="T1">Performing full device TRIM (to remove any stale filesystem data)</text:span></text:span></text:p>
        <text:p text:style-name="P6"><text:span text:style-name="Source_20_Text"><text:span text:style-name="T1">... (puede tardar un poco) ...</text:span></text:span></text:p>
        <text:p text:style-name="P6"><text:span text:style-name="Source_20_Text"><text:span text:style-name="T1">Detected a free space tree in the device superblock, cleaning it up now</text:span></text:span></text:p>
        <text:p text:style-name="P6"><text:span text:style-name="Source_20_Text"><text:span text:style-name="T1">Detected a free space tree in the device superblock, cleaning it up now</text:span></text:span></text:p>
        <text:p text:style-name="P6"><text:span text:style-name="Source_20_Text"><text:span text:style-name="T1">uuid: XXXXXXXX-XXXX-XXXX-XXXX-XXXXXXXXXXXX</text:span></text:span></text:p>
        <text:p text:style-name="P6"><text:span text:style-name="Source_20_Text"><text:span text:style-name="T1">Label: (none)</text:span></text:span></text:p>
        <text:p text:style-name="P6"><text:span text:style-name="Source_20_Text"><text:span text:style-name="T1">Nodesize: 16384</text:span></text:span></text:p>
        <text:p text:style-name="P5"><text:span text:style-name="Source_20_Text"><text:span text:style-name="T1">...</text:span></text:span></text:p>
        <text:p text:style-name="P9">Apunta el <text:span text:style-name="Source_20_Text"><text:span text:style-name="T1">uuid</text:span></text:span> que te muestra la salida, lo usaremos para montar el sistema de ficheros.</text:p>
        <text:p text:style-name="P13">3. Montar el Sistema de Ficheros BTRFS</text:p>
        <text:p text:style-name="P9">Creamos un punto de montaje y montamos el sistema de ficheros.</text:p>
        <text:p text:style-name="P12"/>
        <text:p text:style-name="P4"><text:span text:style-name="Source_20_Text"><text:span text:style-name="T1"># Crear el punto de montaje</text:span></text:span></text:p>
        <text:p text:style-name="P6"><text:span text:style-name="Source_20_Text"><text:span text:style-name="T1">sudo mkdir /mnt/btrfs_data</text:span></text:span></text:p>
        <text:p text:style-name="P6"/>
        <text:p text:style-name="P4"><text:span text:style-name="Source_20_Text"><text:span text:style-name="T1"># Montar el sistema de ficheros BTRFS usando el UUID (más robusto que el nombre del dispositivo)</text:span></text:span></text:p>
        <text:p text:style-name="P4"><text:span text:style-name="Source_20_Text"><text:span text:style-name="T1"># Reemplaza 'XXXXXXXX-XXXX-XXXX-XXXX-XXXXXXXXXXXX' con el UUID real de tu mkfs.btrfs</text:span></text:span></text:p>
        <text:p text:style-name="P5"><text:span text:style-name="Source_20_Text"><text:span text:style-name="T1">sudo mount -o defaults,compress=zstd,ssd /dev/sdb /mnt/btrfs_data</text:span></text:span></text:p>
        <text:p text:style-name="P13">Explicación de las opciones de montaje:</text:p>
        <text:list text:style-name="L5">
          <text:list-item>
            <text:p text:style-name="P17"><text:span text:style-name="Source_20_Text"><text:span text:style-name="T1">defaults</text:span></text:span>: Opciones de montaje por defecto.</text:p>
          </text:list-item>
          <text:list-item>
            <text:p text:style-name="P17"><text:span text:style-name="Source_20_Text"><text:span text:style-name="T1">compress=zstd</text:span></text:span>: Habilita la compresión ZSTD. Es una buena opción que equilibra compresión y rendimiento.</text:p>
          </text:list-item>
          <text:list-item>
            <text:p text:style-name="P17"><text:span text:style-name="Source_20_Text"><text:span text:style-name="T1">ssd</text:span></text:span>: Optimiza BTRFS para unidades de estado sólido (SSD) al ajustar el algoritmo de asignación. Si usas HDDs, omite esta opción.</text:p>
          </text:list-item>
        </text:list>
        <text:p text:style-name="P13">4. Verificar el Sistema de Ficheros Montado</text:p>
        <text:p text:style-name="P12"/>
        <text:p text:style-name="P4"><text:span text:style-name="Source_20_Text"><text:span text:style-name="T1"># Verificar que el sistema de ficheros BTRFS está montado y en RAID1</text:span></text:span></text:p>
        <text:p text:style-name="P6"><text:span text:style-name="Source_20_Text"><text:span text:style-name="T1">sudo btrfs filesystem show /mnt/btrfs_data</text:span></text:span></text:p>
        <text:p text:style-name="P6"/>
        <text:p text:style-name="P4"><text:span text:style-name="Source_20_Text"><text:span text:style-name="T1"># Verificar el uso del espacio</text:span></text:span></text:p>
        <text:p text:style-name="P5"><text:span text:style-name="Source_20_Text"><text:span text:style-name="T1">sudo btrfs filesystem usage /mnt/btrfs_data</text:span></text:span></text:p>
        <text:p text:style-name="P9"><text:span text:style-name="T1">Salida esperada de </text:span><text:span text:style-name="Source_20_Text"><text:span text:style-name="T1">btrfs filesystem show</text:span></text:span><text:span text:style-name="T1"> (ejemplo):</text:span></text:p>
        <text:p text:style-name="P4"><text:span text:style-name="Source_20_Text"><text:span text:style-name="T1">Label: none</text:span></text:span></text:p>
        <text:p text:style-name="P6"><text:span text:style-name="Source_20_Text"><text:span text:style-name="T1">uuid: XXXXXXXX-XXXX-XXXX-XXXX-XXXXXXXXXXXX</text:span></text:span></text:p>
        <text:p text:style-name="P6"><text:span text:style-name="Source_20_Text"><text:span text:style-name="T1"><text:s text:c="8"/>Total devices 2 FS bytes used 16.00MiB</text:span></text:span></text:p>
        <text:p text:style-name="P6"><text:span text:style-name="Source_20_Text"><text:span text:style-name="T1"><text:s text:c="8"/>devid <text:s text:c="3"/>1 size 10.00GiB used 2.00GiB path /dev/sdb</text:span></text:span></text:p>
        <text:p text:style-name="P5"><text:span text:style-name="Source_20_Text"><text:span text:style-name="T1"><text:s text:c="8"/>devid <text:s text:c="3"/>2 size 10.00GiB used 2.00GiB path /dev/sdc</text:span></text:span></text:p>
        <text:p text:style-name="P9"><text:span text:style-name="T1">Salida esperada de </text:span><text:span text:style-name="Source_20_Text"><text:span text:style-name="T1">btrfs filesystem usage</text:span></text:span><text:span text:style-name="T1"> (ejemplo):</text:span></text:p>
        <text:p text:style-name="P4"><text:span text:style-name="Source_20_Text"><text:span text:style-name="T1">Overall:</text:span></text:span></text:p>
        <text:p text:style-name="P6"><text:span text:style-name="Source_20_Text"><text:span text:style-name="T1"><text:s text:c="4"/>Device size: <text:s text:c="7"/>20.00GiB</text:span></text:span></text:p>
        <text:p text:style-name="P6"><text:span text:style-name="Source_20_Text"><text:span text:style-name="T1"><text:s text:c="4"/>Device allocated: <text:s text:c="3"/>4.00GiB</text:span></text:span></text:p>
        <text:p text:style-name="P6"><text:span text:style-name="Source_20_Text"><text:span text:style-name="T1"><text:s text:c="4"/>Device unallocated: <text:s text:c="3"/>16.00GiB</text:span></text:span></text:p>
        <text:p text:style-name="P6"><text:span text:style-name="Source_20_Text"><text:span text:style-name="T1"><text:s text:c="4"/>...</text:span></text:span></text:p>
        <text:p text:style-name="P6"><text:soft-page-break/><text:span text:style-name="Source_20_Text"><text:span text:style-name="T1"><text:s text:c="4"/>Data,RAID1: <text:s text:c="5"/>2.00GiB</text:span></text:span></text:p>
        <text:p text:style-name="P6"><text:span text:style-name="Source_20_Text"><text:span text:style-name="T1"><text:s text:c="4"/>Metadata,RAID1: <text:s/>1.00GiB</text:span></text:span></text:p>
        <text:p text:style-name="P6"><text:span text:style-name="Source_20_Text"><text:span text:style-name="T1"><text:s text:c="4"/>System,RAID1: <text:s text:c="3"/>8.00MiB</text:span></text:span></text:p>
        <text:p text:style-name="P5"><text:span text:style-name="Source_20_Text"><text:span text:style-name="T1"><text:s text:c="4"/>...</text:span></text:span></text:p>
        <text:p text:style-name="P13">5. Crear Subvolúmenes</text:p>
        <text:p text:style-name="P9">Crearemos algunos subvolúmenes para organizar nuestros datos. Por ejemplo: <text:span text:style-name="Source_20_Text"><text:span text:style-name="T1">home_users</text:span></text:span>, <text:span text:style-name="Source_20_Text"><text:span text:style-name="T1">web_data</text:span></text:span>, <text:span text:style-name="Source_20_Text"><text:span text:style-name="T1">backups</text:span></text:span>.</text:p>
        <text:p text:style-name="P12"/>
        <text:p text:style-name="P4"><text:span text:style-name="Source_20_Text"><text:span text:style-name="T1"># Crear el subvolumen para usuarios</text:span></text:span></text:p>
        <text:p text:style-name="P6"><text:span text:style-name="Source_20_Text"><text:span text:style-name="T1">sudo btrfs subvolume create /mnt/btrfs_data/home_users</text:span></text:span></text:p>
        <text:p text:style-name="P6"/>
        <text:p text:style-name="P4"><text:span text:style-name="Source_20_Text"><text:span text:style-name="T1"># Crear el subvolumen para datos web</text:span></text:span></text:p>
        <text:p text:style-name="P6"><text:span text:style-name="Source_20_Text"><text:span text:style-name="T1">sudo btrfs subvolume create /mnt/btrfs_data/web_data</text:span></text:span></text:p>
        <text:p text:style-name="P6"/>
        <text:p text:style-name="P4"><text:span text:style-name="Source_20_Text"><text:span text:style-name="T1"># Crear el subvolumen para copias de seguridad</text:span></text:span></text:p>
        <text:p text:style-name="P5"><text:span text:style-name="Source_20_Text"><text:span text:style-name="T1">sudo btrfs subvolume create /mnt/btrfs_data/backups</text:span></text:span></text:p>
        <text:p text:style-name="P13">6. Listar Subvolúmenes</text:p>
        <text:p text:style-name="P12"/>
        <text:p text:style-name="P4"><text:span text:style-name="Source_20_Text"><text:span text:style-name="T1"># Listar todos los subvolúmenes en el sistema de ficheros</text:span></text:span></text:p>
        <text:p text:style-name="P5"><text:span text:style-name="Source_20_Text"><text:span text:style-name="T1">sudo btrfs subvolume list /mnt/btrfs_data</text:span></text:span></text:p>
        <text:p text:style-name="P13">Salida esperada (ejemplo):</text:p>
        <text:p text:style-name="P4"><text:span text:style-name="Source_20_Text"><text:span text:style-name="T1">ID 256 gen 48 top level 5 path home_users</text:span></text:span></text:p>
        <text:p text:style-name="P6"><text:span text:style-name="Source_20_Text"><text:span text:style-name="T1">ID 257 gen 49 top level 5 path web_data</text:span></text:span></text:p>
        <text:p text:style-name="P5"><text:span text:style-name="Source_20_Text"><text:span text:style-name="T1">ID 258 gen 50 top level 5 path backups</text:span></text:span></text:p>
        <text:p text:style-name="P13">7. Montar Subvolúmenes Específicos (Opcional)</text:p>
        <text:p text:style-name="P9">Puedes montar subvolúmenes individualmente en diferentes puntos de montaje si lo deseas. Esto es útil para separar el árbol de directorios raíz de un subvolumen específico.</text:p>
        <text:p text:style-name="P12"/>
        <text:p text:style-name="P4"><text:span text:style-name="Source_20_Text"><text:span text:style-name="T1"># Crear puntos de montaje para los subvolúmenes</text:span></text:span></text:p>
        <text:p text:style-name="P6"><text:span text:style-name="Source_20_Text"><text:span text:style-name="T1">sudo mkdir /mnt/home /mnt/web</text:span></text:span></text:p>
        <text:p text:style-name="P6"/>
        <text:p text:style-name="P4"><text:span text:style-name="Source_20_Text"><text:span text:style-name="T1"># Montar el subvolumen home_users</text:span></text:span></text:p>
        <text:p text:style-name="P4"><text:span text:style-name="Source_20_Text"><text:span text:style-name="T1"># Usa el UUID del sistema de ficheros BTRFS, no del subvolumen</text:span></text:span></text:p>
        <text:p text:style-name="P6"><text:span text:style-name="Source_20_Text"><text:span text:style-name="T1">sudo mount -o defaults,compress=zstd,ssd,subvol=home_users /dev/sdb /mnt/home</text:span></text:span></text:p>
        <text:p text:style-name="P6"/>
        <text:p text:style-name="P4"><text:span text:style-name="Source_20_Text"><text:span text:style-name="T1"># Montar el subvolumen web_data</text:span></text:span></text:p>
        <text:p text:style-name="P5"><text:span text:style-name="Source_20_Text"><text:span text:style-name="T1">sudo mount -o defaults,compress=zstd,ssd,subvol=web_data /dev/sdb /mnt/web</text:span></text:span></text:p>
        <text:p text:style-name="P9">Ahora, si creas archivos en <text:span text:style-name="Source_20_Text"><text:span text:style-name="T1">/mnt/home</text:span></text:span>, estarán en el subvolumen <text:span text:style-name="Source_20_Text"><text:span text:style-name="T1">home_users</text:span></text:span>.</text:p>
        <text:p text:style-name="P13">8. Crear una Instantánea (Snapshot)</text:p>
        <text:p text:style-name="P9">Crearemos una instantánea del subvolumen <text:span text:style-name="Source_20_Text"><text:span text:style-name="T1">home_users</text:span></text:span>. Esto es muy útil antes de realizar cambios importantes.</text:p>
        <text:p text:style-name="P12"/>
        <text:p text:style-name="P4"><text:span text:style-name="Source_20_Text"><text:span text:style-name="T1"># Crear algunos archivos de prueba en home_users</text:span></text:span></text:p>
        <text:p text:style-name="P6"><text:soft-page-break/><text:span text:style-name="Source_20_Text"><text:span text:style-name="T1">sudo touch /mnt/home/file1.txt</text:span></text:span></text:p>
        <text:p text:style-name="P4"><text:span text:style-name="Source_20_Text"><text:span text:style-name="T1">sudo echo "Hello from home" | sudo tee /mnt/home/test.log</text:span></text:span></text:p>
        <text:p text:style-name="P6"/>
        <text:p text:style-name="P4"><text:span text:style-name="Source_20_Text"><text:span text:style-name="T1"># Crear una instantánea de home_users</text:span></text:span></text:p>
        <text:p text:style-name="P4"><text:span text:style-name="Source_20_Text"><text:span text:style-name="T1"># La instantánea es de solo lectura por defecto. Para que sea de escritura, añade -r.</text:span></text:span></text:p>
        <text:p text:style-name="P5"><text:span text:style-name="Source_20_Text"><text:span text:style-name="T1">sudo btrfs subvolume snapshot /mnt/btrfs_data/home_users /mnt/btrfs_data/snapshots/home_users_20250704_initial</text:span></text:span></text:p>
        <text:p text:style-name="P13">9. Explorar la Instantánea</text:p>
        <text:p text:style-name="P12"/>
        <text:p text:style-name="P4"><text:span text:style-name="Source_20_Text"><text:span text:style-name="T1"># Verificar que los archivos están en la instantánea</text:span></text:span></text:p>
        <text:p text:style-name="P5"><text:span text:style-name="Source_20_Text"><text:span text:style-name="T1">sudo ls /mnt/btrfs_data/snapshots/home_users_20250704_initial</text:span></text:span></text:p>
        <text:p text:style-name="P9">Ahora, si modificas o eliminas archivos en <text:span text:style-name="Source_20_Text"><text:span text:style-name="T1">/mnt/home</text:span></text:span>, la instantánea <text:span text:style-name="Source_20_Text"><text:span text:style-name="T1">home_users_20250704_initial</text:span></text:span> seguirá conteniendo el estado original.</text:p>
        <text:p text:style-name="P13">10. Añadir un Nuevo Dispositivo al Sistema de Ficheros (Escalar RAID1)</text:p>
        <text:p text:style-name="P9">Ahora añadiremos <text:span text:style-name="Source_20_Text"><text:span text:style-name="T1">/dev/sdd</text:span></text:span> a nuestro sistema de ficheros BTRFS. Esto no cambiará el modo RAID actual (RAID1 en sdb/sdc), pero permitirá a BTRFS usar el espacio adicional si decidimos reequilibrar o cambiar la configuración de RAID.</text:p>
        <text:p text:style-name="P12"/>
        <text:p text:style-name="P4"><text:span text:style-name="Source_20_Text"><text:span text:style-name="T1"># Añadir el nuevo dispositivo al sistema de ficheros BTRFS</text:span></text:span></text:p>
        <text:p text:style-name="P6"><text:span text:style-name="Source_20_Text"><text:span text:style-name="T1">sudo btrfs device add /dev/sdd /mnt/btrfs_data</text:span></text:span></text:p>
        <text:p text:style-name="P6"/>
        <text:p text:style-name="P4"><text:span text:style-name="Source_20_Text"><text:span text:style-name="T1"># Verificar los dispositivos en el sistema de ficheros</text:span></text:span></text:p>
        <text:p text:style-name="P5"><text:span text:style-name="Source_20_Text"><text:span text:style-name="T1">sudo btrfs filesystem show /mnt/btrfs_data</text:span></text:span></text:p>
        <text:p text:style-name="P13">Salida esperada (ejemplo):</text:p>
        <text:p text:style-name="P4"><text:span text:style-name="Source_20_Text"><text:span text:style-name="T1">Label: none</text:span></text:span></text:p>
        <text:p text:style-name="P6"><text:span text:style-name="Source_20_Text"><text:span text:style-name="T1">uuid: XXXXXXXX-XXXX-XXXX-XXXX-XXXXXXXXXXXX</text:span></text:span></text:p>
        <text:p text:style-name="P6"><text:span text:style-name="Source_20_Text"><text:span text:style-name="T1"><text:s text:c="8"/>Total devices 3 FS bytes used 16.00MiB</text:span></text:span></text:p>
        <text:p text:style-name="P6"><text:span text:style-name="Source_20_Text"><text:span text:style-name="T1"><text:s text:c="8"/>devid <text:s text:c="3"/>1 size 10.00GiB used 2.00GiB path /dev/sdb</text:span></text:span></text:p>
        <text:p text:style-name="P6"><text:span text:style-name="Source_20_Text"><text:span text:style-name="T1"><text:s text:c="8"/>devid <text:s text:c="3"/>2 size 10.00GiB used 2.00GiB path /dev/sdc</text:span></text:span></text:p>
        <text:p text:style-name="P5"><text:span text:style-name="Source_20_Text"><text:span text:style-name="T1"><text:s text:c="8"/>devid <text:s text:c="3"/>3 size 10.00GiB used 0.00B path /dev/sdd <text:s/># sdd con 0.00B usado aún</text:span></text:span></text:p>
        <text:p text:style-name="P9">Observa que <text:span text:style-name="Source_20_Text"><text:span text:style-name="T1">/dev/sdd</text:span></text:span> se ha añadido, pero aún no tiene datos.</text:p>
        <text:p text:style-name="P13">11. Reequilibrar el Sistema de Ficheros (Balance)</text:p>
        <text:p text:style-name="P9">Para que BTRFS comience a usar el espacio del nuevo disco y redistribuya los datos según el modo RAID configurado, necesitamos realizar un <text:span text:style-name="Source_20_Text"><text:span text:style-name="T1">balance</text:span></text:span>. En este caso, como los datos están en RAID1, BTRFS puede copiar bloques existentes a <text:span text:style-name="Source_20_Text"><text:span text:style-name="T1">/dev/sdd</text:span></text:span> para mantener la redundancia en tres discos si se cambia el perfil de datos o para mejorar la distribución de bloques.</text:p>
        <text:p text:style-name="P12"/>
        <text:p text:style-name="P4"><text:span text:style-name="Source_20_Text"><text:span text:style-name="T1"># Reequilibrar el sistema de ficheros. Esto puede llevar tiempo.</text:span></text:span></text:p>
        <text:p text:style-name="P5"><text:span text:style-name="Source_20_Text"><text:span text:style-name="T1">sudo btrfs balance start /mnt/btrfs_data</text:span></text:span></text:p>
        <text:p text:style-name="P10">Puedes ver el progreso del balance en otra terminal con:</text:p>
        <text:p text:style-name="P10"><text:soft-page-break/>sudo btrfs balance status /mnt/btrfs_data</text:p>
        <text:p text:style-name="P13">12. Verificar Después del Balance</text:p>
        <text:p text:style-name="P12"/>
        <text:p text:style-name="P4"><text:span text:style-name="Source_20_Text"><text:span text:style-name="T1">sudo btrfs filesystem usage /mnt/btrfs_data</text:span></text:span></text:p>
        <text:p text:style-name="P5"><text:span text:style-name="Source_20_Text"><text:span text:style-name="T1">sudo btrfs filesystem show /mnt/btrfs_data</text:span></text:span></text:p>
        <text:p text:style-name="P9">Ahora deberías ver que <text:span text:style-name="Source_20_Text"><text:span text:style-name="T1">/dev/sdd</text:span></text:span> ha empezado a ser utilizado para almacenar datos (aunque en RAID1 solo usará espacio equivalente al más grande de los otros discos si es un nuevo espejo).</text:p>
        <text:p text:style-name="P13">13. Limpieza (Opcional, para deshacer la práctica)</text:p>
        <text:p text:style-name="P9">Si quieres limpiar los puntos de montaje y los discos para futuras prácticas:</text:p>
        <text:p text:style-name="P12"/>
        <text:p text:style-name="P4"><text:span text:style-name="Source_20_Text"><text:span text:style-name="T1"># Desmontar subvolúmenes</text:span></text:span></text:p>
        <text:p text:style-name="P6"><text:span text:style-name="Source_20_Text"><text:span text:style-name="T1">sudo umount /mnt/home</text:span></text:span></text:p>
        <text:p text:style-name="P6"><text:span text:style-name="Source_20_Text"><text:span text:style-name="T1">sudo umount /mnt/web</text:span></text:span></text:p>
        <text:p text:style-name="P6"/>
        <text:p text:style-name="P4"><text:span text:style-name="Source_20_Text"><text:span text:style-name="T1"># Desmontar el sistema de ficheros principal</text:span></text:span></text:p>
        <text:p text:style-name="P6"><text:span text:style-name="Source_20_Text"><text:span text:style-name="T1">sudo umount /mnt/btrfs_data</text:span></text:span></text:p>
        <text:p text:style-name="P6"/>
        <text:p text:style-name="P4"><text:span text:style-name="Source_20_Text"><text:span text:style-name="T1"># Eliminar los subvolúmenes y la instantánea</text:span></text:span></text:p>
        <text:p text:style-name="P4"><text:span text:style-name="Source_20_Text"><text:span text:style-name="T1"># Deben estar desmontados</text:span></text:span></text:p>
        <text:p text:style-name="P6"><text:span text:style-name="Source_20_Text"><text:span text:style-name="T1">sudo btrfs subvolume delete /mnt/btrfs_data/home_users</text:span></text:span></text:p>
        <text:p text:style-name="P6"><text:span text:style-name="Source_20_Text"><text:span text:style-name="T1">sudo btrfs subvolume delete /mnt/btrfs_data/web_data</text:span></text:span></text:p>
        <text:p text:style-name="P6"><text:span text:style-name="Source_20_Text"><text:span text:style-name="T1">sudo btrfs subvolume delete /mnt/btrfs_data/backups</text:span></text:span></text:p>
        <text:p text:style-name="P6"><text:span text:style-name="Source_20_Text"><text:span text:style-name="T1">sudo btrfs subvolume delete /mnt/btrfs_data/snapshots/home_users_20250704_initial</text:span></text:span></text:p>
        <text:p text:style-name="P6"/>
        <text:p text:style-name="P4"><text:span text:style-name="Source_20_Text"><text:span text:style-name="T1"># Eliminar el punto de montaje principal</text:span></text:span></text:p>
        <text:p text:style-name="P6"><text:span text:style-name="Source_20_Text"><text:span text:style-name="T1">sudo rm -r /mnt/btrfs_data</text:span></text:span></text:p>
        <text:p text:style-name="P6"><text:span text:style-name="Source_20_Text"><text:span text:style-name="T1">sudo rm -r /mnt/home /mnt/web</text:span></text:span></text:p>
        <text:p text:style-name="P6"/>
        <text:p text:style-name="P4"><text:span text:style-name="Source_20_Text"><text:span text:style-name="T1"># Limpiar las firmas de BTRFS de los discos</text:span></text:span></text:p>
        <text:p text:style-name="P4"><text:span text:style-name="Source_20_Text"><text:span text:style-name="T1"># ¡MUCHO CUIDADO! Esto borrará el BTRFS creado</text:span></text:span></text:p>
        <text:p text:style-name="P6"><text:span text:style-name="Source_20_Text"><text:span text:style-name="T1">sudo wipefs -a /dev/sdb</text:span></text:span></text:p>
        <text:p text:style-name="P6"><text:span text:style-name="Source_20_Text"><text:span text:style-name="T1">sudo wipefs -a /dev/sdc</text:span></text:span></text:p>
        <text:p text:style-name="P5"><text:span text:style-name="Source_20_Text"><text:span text:style-name="T1">sudo wipefs -a /dev/sdd</text:span></text:span></text:p>
        <text:p text:style-name="P9">Con esta práctica, habrás creado un sistema de ficheros BTRFS multi-dispositivo, gestionado subvolúmenes y creado una instantánea, familiarizándote con algunas de las características clave de BTRFS.</text:p>
      </text:section>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1" style:font-family-complex="'Noto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1" style:font-family-complex="'Noto 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7-04T21:36:32.104060092</meta:creation-date>
    <dc:date>2025-07-04T21:38:41.229894484</dc:date>
    <meta:editing-duration>PT2M10S</meta:editing-duration>
    <meta:editing-cycles>1</meta:editing-cycles>
    <meta:document-statistic meta:table-count="2" meta:image-count="0" meta:object-count="0" meta:page-count="10" meta:paragraph-count="268" meta:word-count="2357" meta:character-count="16113" meta:non-whitespace-character-count="13919"/>
    <meta:generator>LibreOffice/24.2.2.2$Linux_X86_64 LibreOffice_project/d56cc158d8a96260b836f100ef4b4ef25d6f1a01</meta:generator>
  </office:meta>
</office:document-meta>
</file>